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menlo" svg:font-family="menlo, consolas, 'DejaVu Sans Mono', monospace"/>
  </office:font-face-decls>
  <office:automatic-styles>
    <style:style style:name="P1" style:family="paragraph" style:parent-style-name="Standard">
      <style:text-properties officeooo:rsid="0006d42a" officeooo:paragraph-rsid="0006d42a"/>
    </style:style>
    <style:style style:name="P2" style:family="paragraph" style:parent-style-name="Preformatted_20_Text">
      <style:text-properties fo:font-variant="normal" fo:text-transform="none" fo:color="#000000" loext:opacity="87%" style:font-name="menlo" fo:font-size="9.75pt" fo:letter-spacing="normal" fo:font-style="normal" fo:font-weight="normal" officeooo:rsid="0006d42a" officeooo:paragraph-rsid="0006d42a"/>
    </style:style>
    <style:style style:name="P3" style:family="paragraph" style:parent-style-name="Preformatted_20_Text">
      <style:paragraph-properties fo:margin-left="0in" fo:margin-right="0in" fo:margin-top="0in" fo:margin-bottom="0in" style:contextual-spacing="false" fo:line-height="130%" fo:text-align="start" style:justify-single-word="false" fo:orphans="2" fo:widows="2" fo:text-indent="0in" style:auto-text-indent="false" fo:padding="0in" fo:border="none"/>
      <style:text-properties fo:font-variant="normal" fo:text-transform="none" fo:color="#000000" loext:opacity="87%" style:font-name="menlo" fo:font-size="9.75pt" fo:letter-spacing="normal" fo:font-style="normal" fo:font-weight="normal" officeooo:rsid="0006d42a"/>
    </style:style>
    <style:style style:name="P4" style:family="paragraph" style:parent-style-name="Preformatted_20_Text">
      <style:paragraph-properties fo:margin-left="0in" fo:margin-right="0in" fo:margin-top="0in" fo:margin-bottom="0in" style:contextual-spacing="false" fo:line-height="130%" fo:text-align="start" style:justify-single-word="false" fo:orphans="2" fo:widows="2" fo:text-indent="0in" style:auto-text-indent="false" fo:padding="0in" fo:border="none"/>
      <style:text-properties officeooo:rsid="0006d42a"/>
    </style:style>
    <style:style style:name="T1" style:family="text">
      <style:text-properties officeooo:rsid="0006d4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I began by experimenting with three different CNN architectures, motivated by CNNs' speed and efficiency when handling large datasets. Although convolutional networks are traditionally used for image and spatial data, I was interested in evaluating their performance on time-series data, especially for ClimateWins' use case. I plan to explore RNNs next as a comparative approach.</text:p>
      <text:h text:style-name="Heading_20_3" text:outline-level="3">First CNN:</text:h>
      <text:p text:style-name="Text_20_body">The first model used <text:span text:style-name="Strong_20_Emphasis">20 epochs</text:span>, a <text:span text:style-name="Strong_20_Emphasis">batch size of 16</text:span>, and <text:span text:style-name="Strong_20_Emphasis">32 hidden units</text:span>. The architecture included a <text:span text:style-name="Source_20_Text">Conv1D</text:span> layer with ReLU activation, followed by a <text:span text:style-name="Source_20_Text">Dense</text:span> layer (16 units, also ReLU), <text:span text:style-name="Source_20_Text">MaxPooling1D</text:span>, a <text:span text:style-name="Source_20_Text">Flatten</text:span> layer, and a final <text:span text:style-name="Source_20_Text">Dense</text:span> output layer using <text:span text:style-name="Strong_20_Emphasis">softmax</text:span> for multi-class classification. This setup showed promising accuracy, with softmax enabling the model to recognize all 15 weather stations effectively.</text:p>
      <text:h text:style-name="Heading_20_3" text:outline-level="3">Second CNN (Tanh Trial):</text:h>
      <text:p text:style-name="Text_20_body">Due to suboptimal results in some earlier configurations, I attempted a variation with a larger hidden size (<text:span text:style-name="Strong_20_Emphasis">128 units</text:span>) while maintaining <text:span text:style-name="Strong_20_Emphasis">20 epochs</text:span> and a <text:span text:style-name="Strong_20_Emphasis">batch size of 16</text:span>. The architecture remained the same, but the final activation function was changed to <text:span text:style-name="Strong_20_Emphasis">tanh</text:span>. This modification led to more stable training behavior, offering a balance between accuracy and loss stability—even though the overall accuracy was slightly lower than the ReLU runs. <text:span text:style-name="T1">I believe this is the strongest model I built, but the best model probably requires a hyperparameter grid search that could be costly.</text:span></text:p>
      <text:h text:style-name="Heading_20_3" text:outline-level="3">Third CNN (Small Model):</text:h>
      <text:p text:style-name="Text_20_body">I also tested a more lightweight model with <text:span text:style-name="Strong_20_Emphasis">4 hidden units</text:span>, <text:span text:style-name="Strong_20_Emphasis">4 batch size</text:span>, and <text:span text:style-name="Strong_20_Emphasis">16 epochs</text:span>, keeping ReLU activation in both convolutional and output layers. While this model trained slower due to the small batch size, it failed to converge properly in some cases. The loss increased quickly, and accuracy stagnated around 12%, suggesting that the model was underpowered for the complexity of the classification task.</text:p>
      <text:p text:style-name="Text_20_body">Across all models, I observed that increasing the number of hidden units generally improved learning capacity, but it came with longer training times. Similarly, smaller batch sizes tended to slow training significantly. While <text:span text:style-name="Strong_20_Emphasis">softmax</text:span> yielded the best results for full station recognition, <text:span text:style-name="Strong_20_Emphasis">ReLU</text:span> and <text:span text:style-name="Strong_20_Emphasis">tanh</text:span> showed higher peak accuracies and more stable training patterns overall. These experiments serve as a strong baseline, and further tuning—including exploring RNN-based models—will be essential for optimizing performance for ClimateWins’ forecasting goals.</text:p>
      <text:p text:style-name="Standard"/>
      <text:p text:style-name="P1">Confusion Matrices:</text:p>
      <text:p text:style-name="P1"/>
      <text:p text:style-name="P1">1)</text:p>
      <text:p text:style-name="P1"/>
      <text:p text:style-name="P2">red <text:s text:c="7"/>BASEL <text:s/>BELGRADE <text:s/>BUDAPEST <text:s/>DUSSELDORF <text:s/>HEATHROW <text:s/>KASSEL <text:s/>\</text:p>
      <text:p text:style-name="P3">True <text:s text:c="65"/></text:p>
      <text:p text:style-name="P3">BASEL <text:s text:c="10"/>4 <text:s text:c="6"/>191 <text:s text:c="6"/>163 <text:s text:c="9"/>30 <text:s text:c="6"/>784 <text:s text:c="4"/>210 <text:s text:c="2"/></text:p>
      <text:p text:style-name="P3">BELGRADE <text:s text:c="7"/>0 <text:s text:c="7"/>96 <text:s text:c="8"/>0 <text:s text:c="10"/>1 <text:s text:c="7"/>99 <text:s text:c="6"/>5 <text:s text:c="2"/></text:p>
      <text:p text:style-name="P3">BUDAPEST <text:s text:c="7"/>0 <text:s text:c="8"/>8 <text:s text:c="8"/>0 <text:s text:c="10"/>0 <text:s text:c="7"/>26 <text:s text:c="6"/>3 <text:s text:c="2"/></text:p>
      <text:p text:style-name="P3"><text:soft-page-break/>DEBILT <text:s text:c="9"/>0 <text:s text:c="8"/>0 <text:s text:c="8"/>0 <text:s text:c="10"/>0 <text:s text:c="7"/>11 <text:s text:c="6"/>3 <text:s text:c="2"/></text:p>
      <text:p text:style-name="P3">DUSSELDORF <text:s text:c="5"/>0 <text:s text:c="8"/>0 <text:s text:c="8"/>0 <text:s text:c="10"/>0 <text:s text:c="8"/>9 <text:s text:c="6"/>0 <text:s text:c="2"/></text:p>
      <text:p text:style-name="P3">HEATHROW <text:s text:c="7"/>0 <text:s text:c="8"/>0 <text:s text:c="8"/>0 <text:s text:c="10"/>0 <text:s text:c="7"/>29 <text:s text:c="6"/>1 <text:s text:c="2"/></text:p>
      <text:p text:style-name="P3">KASSEL <text:s text:c="9"/>0 <text:s text:c="8"/>0 <text:s text:c="8"/>0 <text:s text:c="10"/>0 <text:s text:c="8"/>1 <text:s text:c="6"/>1 <text:s text:c="2"/></text:p>
      <text:p text:style-name="P3">LJUBLJANA <text:s text:c="6"/>0 <text:s text:c="8"/>4 <text:s text:c="8"/>0 <text:s text:c="10"/>0 <text:s text:c="8"/>4 <text:s text:c="6"/>0 <text:s text:c="2"/></text:p>
      <text:p text:style-name="P3">MAASTRICHT <text:s text:c="5"/>0 <text:s text:c="8"/>0 <text:s text:c="8"/>0 <text:s text:c="10"/>0 <text:s text:c="8"/>0 <text:s text:c="6"/>0 <text:s text:c="2"/></text:p>
      <text:p text:style-name="P3">MADRID <text:s text:c="9"/>0 <text:s text:c="8"/>6 <text:s text:c="8"/>1 <text:s text:c="10"/>1 <text:s text:c="6"/>137 <text:s text:c="6"/>5 <text:s text:c="2"/></text:p>
      <text:p text:style-name="P3">MUNCHENB <text:s text:c="7"/>0 <text:s text:c="8"/>0 <text:s text:c="8"/>0 <text:s text:c="10"/>0 <text:s text:c="8"/>0 <text:s text:c="6"/>0 <text:s text:c="2"/></text:p>
      <text:p text:style-name="P3">OSLO <text:s text:c="11"/>0 <text:s text:c="8"/>0 <text:s text:c="8"/>0 <text:s text:c="10"/>0 <text:s text:c="8"/>1 <text:s text:c="6"/>0 <text:s text:c="2"/></text:p>
      <text:p text:style-name="P3">STOCKHOLM <text:s text:c="6"/>0 <text:s text:c="8"/>2 <text:s text:c="8"/>0 <text:s text:c="10"/>0 <text:s text:c="8"/>1 <text:s text:c="6"/>0 <text:s text:c="2"/></text:p>
      <text:p text:style-name="P3">VALENTIA <text:s text:c="7"/>0 <text:s text:c="8"/>0 <text:s text:c="8"/>0 <text:s text:c="10"/>0 <text:s text:c="8"/>1 <text:s text:c="6"/>0 <text:s text:c="2"/></text:p>
      <text:p text:style-name="P4"/>
      <text:p text:style-name="P3">Pred <text:s text:c="7"/>LJUBLJANA <text:s/>MAASTRICHT <text:s/>MADRID <text:s/>MUNCHENB <text:s/>OSLO <text:s/>SONNBLICK <text:s/>\</text:p>
      <text:p text:style-name="P3">True <text:s text:c="66"/></text:p>
      <text:p text:style-name="P3">BASEL <text:s text:c="13"/>93 <text:s text:c="9"/>10 <text:s text:c="3"/>1598 <text:s text:c="6"/>472 <text:s text:c="4"/>3 <text:s text:c="9"/>3 <text:s text:c="2"/></text:p>
      <text:p text:style-name="P3">BELGRADE <text:s text:c="11"/>1 <text:s text:c="10"/>0 <text:s text:c="4"/>765 <text:s text:c="6"/>108 <text:s text:c="4"/>0 <text:s text:c="9"/>0 <text:s text:c="2"/></text:p>
      <text:p text:style-name="P3">BUDAPEST <text:s text:c="11"/>0 <text:s text:c="10"/>0 <text:s text:c="4"/>159 <text:s text:c="7"/>15 <text:s text:c="4"/>0 <text:s text:c="9"/>0 <text:s text:c="2"/></text:p>
      <text:p text:style-name="P3">DEBILT <text:s text:c="13"/>0 <text:s text:c="10"/>0 <text:s text:c="5"/>59 <text:s text:c="8"/>7 <text:s text:c="4"/>0 <text:s text:c="9"/>0 <text:s text:c="2"/></text:p>
      <text:p text:style-name="P3">DUSSELDORF <text:s text:c="9"/>0 <text:s text:c="10"/>0 <text:s text:c="5"/>17 <text:s text:c="8"/>2 <text:s text:c="4"/>0 <text:s text:c="9"/>0 <text:s text:c="2"/></text:p>
      <text:p text:style-name="P3">HEATHROW <text:s text:c="11"/>0 <text:s text:c="10"/>0 <text:s text:c="5"/>50 <text:s text:c="8"/>1 <text:s text:c="4"/>0 <text:s text:c="9"/>0 <text:s text:c="2"/></text:p>
      <text:p text:style-name="P3">KASSEL <text:s text:c="13"/>0 <text:s text:c="10"/>0 <text:s text:c="6"/>5 <text:s text:c="8"/>3 <text:s text:c="4"/>0 <text:s text:c="9"/>0 <text:s text:c="2"/></text:p>
      <text:p text:style-name="P3">LJUBLJANA <text:s text:c="10"/>0 <text:s text:c="10"/>0 <text:s text:c="5"/>49 <text:s text:c="8"/>4 <text:s text:c="4"/>0 <text:s text:c="9"/>0 <text:s text:c="2"/></text:p>
      <text:p text:style-name="P3">MAASTRICHT <text:s text:c="9"/>0 <text:s text:c="10"/>0 <text:s text:c="6"/>6 <text:s text:c="8"/>3 <text:s text:c="4"/>0 <text:s text:c="9"/>0 <text:s text:c="2"/></text:p>
      <text:p text:style-name="P3">MADRID <text:s text:c="13"/>1 <text:s text:c="10"/>0 <text:s text:c="4"/>277 <text:s text:c="7"/>13 <text:s text:c="4"/>0 <text:s text:c="9"/>0 <text:s text:c="2"/></text:p>
      <text:p text:style-name="P3">MUNCHENB <text:s text:c="11"/>0 <text:s text:c="10"/>0 <text:s text:c="6"/>6 <text:s text:c="8"/>1 <text:s text:c="4"/>0 <text:s text:c="9"/>0 <text:s text:c="2"/></text:p>
      <text:p text:style-name="P3">OSLO <text:s text:c="15"/>0 <text:s text:c="10"/>0 <text:s text:c="6"/>3 <text:s text:c="8"/>0 <text:s text:c="4"/>0 <text:s text:c="9"/>0 <text:s text:c="2"/></text:p>
      <text:p text:style-name="P3">STOCKHOLM <text:s text:c="10"/>0 <text:s text:c="10"/>0 <text:s text:c="6"/>1 <text:s text:c="8"/>0 <text:s text:c="4"/>0 <text:s text:c="9"/>0 <text:s text:c="2"/></text:p>
      <text:p text:style-name="P3">VALENTIA <text:s text:c="11"/>0 <text:s text:c="10"/>0 <text:s text:c="6"/>0 <text:s text:c="8"/>0 <text:s text:c="4"/>0 <text:s text:c="9"/>0 <text:s text:c="2"/></text:p>
      <text:p text:style-name="P4"/>
      <text:p text:style-name="P3">Pred <text:s text:c="7"/>STOCKHOLM <text:s/>VALENTIA <text:s/></text:p>
      <text:p text:style-name="P3">True <text:s text:c="28"/></text:p>
      <text:p text:style-name="P3">BASEL <text:s text:c="13"/>96 <text:s text:c="7"/>25 <text:s/></text:p>
      <text:p text:style-name="P3">BELGRADE <text:s text:c="10"/>17 <text:s text:c="8"/>0 <text:s/></text:p>
      <text:p text:style-name="P3">BUDAPEST <text:s text:c="11"/>3 <text:s text:c="8"/>0 <text:s/></text:p>
      <text:p text:style-name="P3">DEBILT <text:s text:c="13"/>2 <text:s text:c="8"/>0 <text:s/></text:p>
      <text:p text:style-name="P3">DUSSELDORF <text:s text:c="9"/>1 <text:s text:c="8"/>0 <text:s/></text:p>
      <text:p text:style-name="P3">HEATHROW <text:s text:c="11"/>1 <text:s text:c="8"/>0 <text:s/></text:p>
      <text:p text:style-name="P3">KASSEL <text:s text:c="13"/>1 <text:s text:c="8"/>0 <text:s/></text:p>
      <text:p text:style-name="P3">LJUBLJANA <text:s text:c="10"/>0 <text:s text:c="8"/>0 <text:s/></text:p>
      <text:p text:style-name="P3">MAASTRICHT <text:s text:c="9"/>0 <text:s text:c="8"/>0 <text:s/></text:p>
      <text:p text:style-name="P3">MADRID <text:s text:c="12"/>17 <text:s text:c="8"/>0 <text:s/></text:p>
      <text:p text:style-name="P3">MUNCHENB <text:s text:c="11"/>1 <text:s text:c="8"/>0 <text:s/></text:p>
      <text:p text:style-name="P3">OSLO <text:s text:c="15"/>1 <text:s text:c="8"/>0 <text:s/></text:p>
      <text:p text:style-name="P3">STOCKHOLM <text:s text:c="10"/>0 <text:s text:c="8"/>0 <text:s/></text:p>
      <text:p text:style-name="P3">VALENTIA <text:s text:c="11"/>0 <text:s text:c="8"/>0 <text:s/></text:p>
      <text:p text:style-name="P1"><text:soft-page-break/></text:p>
      <text:p text:style-name="P1">2)</text:p>
      <text:p text:style-name="P1"/>
      <text:p text:style-name="P2">Pred <text:s text:c="7"/>BASEL <text:s/>BELGRADE <text:s/>DEBILT <text:s/>LJUBLJANA <text:s/>MUNCHENB <text:s/>OSLO <text:s/>SONNBLICK</text:p>
      <text:p text:style-name="P3">True <text:s text:c="68"/></text:p>
      <text:p text:style-name="P3">BASEL <text:s text:c="7"/>1836 <text:s text:c="7"/>92 <text:s text:c="4"/>304 <text:s text:c="7"/>293 <text:s text:c="6"/>994 <text:s text:c="3"/>23 <text:s text:c="7"/>140</text:p>
      <text:p text:style-name="P3">BELGRADE <text:s text:c="5"/>818 <text:s text:c="7"/>85 <text:s text:c="6"/>7 <text:s text:c="7"/>116 <text:s text:c="7"/>66 <text:s text:c="4"/>0 <text:s text:c="9"/>0</text:p>
      <text:p text:style-name="P3">BUDAPEST <text:s text:c="5"/>174 <text:s text:c="7"/>18 <text:s text:c="6"/>1 <text:s text:c="8"/>10 <text:s text:c="7"/>11 <text:s text:c="4"/>0 <text:s text:c="9"/>0</text:p>
      <text:p text:style-name="P3">DEBILT <text:s text:c="8"/>77 <text:s text:c="8"/>0 <text:s text:c="6"/>0 <text:s text:c="9"/>0 <text:s text:c="8"/>5 <text:s text:c="4"/>0 <text:s text:c="9"/>0</text:p>
      <text:p text:style-name="P3">DUSSELDORF <text:s text:c="4"/>26 <text:s text:c="8"/>2 <text:s text:c="6"/>1 <text:s text:c="9"/>0 <text:s text:c="8"/>0 <text:s text:c="4"/>0 <text:s text:c="9"/>0</text:p>
      <text:p text:style-name="P3">HEATHROW <text:s text:c="6"/>70 <text:s text:c="8"/>1 <text:s text:c="6"/>0 <text:s text:c="9"/>0 <text:s text:c="7"/>11 <text:s text:c="4"/>0 <text:s text:c="9"/>0</text:p>
      <text:p text:style-name="P3">KASSEL <text:s text:c="9"/>9 <text:s text:c="8"/>0 <text:s text:c="6"/>0 <text:s text:c="9"/>0 <text:s text:c="8"/>2 <text:s text:c="4"/>0 <text:s text:c="9"/>0</text:p>
      <text:p text:style-name="P3">LJUBLJANA <text:s text:c="5"/>38 <text:s text:c="8"/>6 <text:s text:c="6"/>0 <text:s text:c="8"/>10 <text:s text:c="8"/>7 <text:s text:c="4"/>0 <text:s text:c="9"/>0</text:p>
      <text:p text:style-name="P3">MAASTRICHT <text:s text:c="5"/>8 <text:s text:c="8"/>0 <text:s text:c="6"/>0 <text:s text:c="9"/>0 <text:s text:c="8"/>1 <text:s text:c="4"/>0 <text:s text:c="9"/>0</text:p>
      <text:p text:style-name="P3">MADRID <text:s text:c="7"/>269 <text:s text:c="7"/>16 <text:s text:c="6"/>7 <text:s text:c="9"/>9 <text:s text:c="6"/>133 <text:s text:c="4"/>0 <text:s text:c="8"/>24</text:p>
      <text:p text:style-name="P3">MUNCHENB <text:s text:c="7"/>7 <text:s text:c="8"/>0 <text:s text:c="6"/>0 <text:s text:c="9"/>0 <text:s text:c="8"/>1 <text:s text:c="4"/>0 <text:s text:c="9"/>0</text:p>
      <text:p text:style-name="P3">OSLO <text:s text:c="11"/>3 <text:s text:c="8"/>0 <text:s text:c="6"/>0 <text:s text:c="9"/>0 <text:s text:c="8"/>2 <text:s text:c="4"/>0 <text:s text:c="9"/>0</text:p>
      <text:p text:style-name="P3">STOCKHOLM <text:s text:c="6"/>2 <text:s text:c="8"/>1 <text:s text:c="6"/>1 <text:s text:c="9"/>0 <text:s text:c="8"/>0 <text:s text:c="4"/>0 <text:s text:c="9"/>0</text:p>
      <text:p text:style-name="P3">VALENTIA <text:s text:c="7"/>0 <text:s text:c="8"/>0 <text:s text:c="6"/>0 <text:s text:c="9"/>0 <text:s text:c="8"/>1 <text:s text:c="4"/>0 <text:s text:c="9"/>0</text:p>
      <text:p text:style-name="P1"/>
      <text:p text:style-name="P1">3 (the model being poor made this one look strange)</text:p>
      <text:p text:style-name="P1"/>
      <text:p text:style-name="P2">Pred <text:s text:c="7"/>BASEL</text:p>
      <text:p text:style-name="P3">True <text:s text:c="12"/></text:p>
      <text:p text:style-name="P3">BASEL <text:s text:c="7"/>3682</text:p>
      <text:p text:style-name="P3">BELGRADE <text:s text:c="4"/>1092</text:p>
      <text:p text:style-name="P3">BUDAPEST <text:s text:c="5"/>214</text:p>
      <text:p text:style-name="P3">DEBILT <text:s text:c="8"/>82</text:p>
      <text:p text:style-name="P3">DUSSELDORF <text:s text:c="4"/>29</text:p>
      <text:p text:style-name="P3">HEATHROW <text:s text:c="6"/>82</text:p>
      <text:p text:style-name="P3">KASSEL <text:s text:c="8"/>11</text:p>
      <text:p text:style-name="P3">LJUBLJANA <text:s text:c="5"/>61</text:p>
      <text:p text:style-name="P3">MAASTRICHT <text:s text:c="5"/>9</text:p>
      <text:p text:style-name="P3">MADRID <text:s text:c="7"/>458</text:p>
      <text:p text:style-name="P3">MUNCHENB <text:s text:c="7"/>8</text:p>
      <text:p text:style-name="P3">OSLO <text:s text:c="11"/>5</text:p>
      <text:p text:style-name="P3">STOCKHOLM <text:s text:c="6"/>4</text:p>
      <text:p text:style-name="P3">VALENTIA <text:s text:c="7"/>1</text:p>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menlo" svg:font-family="menlo, consolas, 'DejaVu Sans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7T09:34:36.318623400</meta:creation-date>
    <dc:date>2025-07-17T09:37:58.389974900</dc:date>
    <meta:editing-duration>PT3M23S</meta:editing-duration>
    <meta:editing-cycles>1</meta:editing-cycles>
    <meta:generator>LibreOffice/25.2.4.3$Windows_X86_64 LibreOffice_project/33e196637044ead23f5c3226cde09b47731f7e27</meta:generator>
    <meta:print-date>2025-07-17T09:38:12.330644700</meta:print-date>
    <meta:printed-by>PDF files</meta:printed-by>
    <meta:document-statistic meta:table-count="0" meta:image-count="0" meta:object-count="0" meta:page-count="3" meta:paragraph-count="92" meta:word-count="796" meta:character-count="6699" meta:non-whitespace-character-count="3235"/>
  </office:meta>
</office:document-meta>
</file>